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13f2" officeooo:paragraph-rsid="001a13f2"/>
    </style:style>
    <style:style style:name="P2" style:family="paragraph" style:parent-style-name="Standard">
      <style:text-properties officeooo:rsid="001a9a27" officeooo:paragraph-rsid="001a9a27"/>
    </style:style>
    <style:style style:name="P3" style:family="paragraph" style:parent-style-name="Standard">
      <style:paragraph-properties>
        <style:tab-stops>
          <style:tab-stop style:position="2.9374in"/>
        </style:tab-stops>
      </style:paragraph-properties>
      <style:text-properties officeooo:rsid="001a9a27" officeooo:paragraph-rsid="001a9a27"/>
    </style:style>
    <style:style style:name="P4" style:family="paragraph" style:parent-style-name="Standard">
      <style:text-properties officeooo:rsid="001afad7" officeooo:paragraph-rsid="001afad7"/>
    </style:style>
    <style:style style:name="P5" style:family="paragraph" style:parent-style-name="Standard">
      <style:text-properties officeooo:rsid="001bef79" officeooo:paragraph-rsid="001bef79"/>
    </style:style>
    <style:style style:name="P6" style:family="paragraph" style:parent-style-name="Standard">
      <style:paragraph-properties>
        <style:tab-stops>
          <style:tab-stop style:position="2.9374in"/>
        </style:tab-stops>
      </style:paragraph-properties>
      <style:text-properties officeooo:rsid="001c4937" officeooo:paragraph-rsid="001c4937"/>
    </style:style>
    <style:style style:name="P7" style:family="paragraph" style:parent-style-name="Standard">
      <style:text-properties officeooo:rsid="001d7143" officeooo:paragraph-rsid="001a9a27"/>
    </style:style>
    <style:style style:name="P8" style:family="paragraph" style:parent-style-name="Standard">
      <style:text-properties officeooo:rsid="001d7143" officeooo:paragraph-rsid="00208f0b"/>
    </style:style>
    <style:style style:name="P9" style:family="paragraph" style:parent-style-name="Standard">
      <style:text-properties officeooo:rsid="001e4106" officeooo:paragraph-rsid="001e4106"/>
    </style:style>
    <style:style style:name="P10" style:family="paragraph" style:parent-style-name="Standard">
      <style:text-properties officeooo:rsid="00208f0b" officeooo:paragraph-rsid="00208f0b"/>
    </style:style>
    <style:style style:name="P11" style:family="paragraph" style:parent-style-name="Standard">
      <style:text-properties officeooo:paragraph-rsid="00208f0b"/>
    </style:style>
    <style:style style:name="P12" style:family="paragraph" style:parent-style-name="Standard">
      <style:text-properties officeooo:rsid="001a9a27" officeooo:paragraph-rsid="001a9a27"/>
    </style:style>
    <style:style style:name="P13" style:family="paragraph" style:parent-style-name="Standard">
      <style:text-properties officeooo:rsid="001a9a27" officeooo:paragraph-rsid="0021286d"/>
    </style:style>
    <style:style style:name="P14" style:family="paragraph" style:parent-style-name="Standard">
      <style:text-properties officeooo:rsid="0021286d" officeooo:paragraph-rsid="0021286d"/>
    </style:style>
    <style:style style:name="T1" style:family="text">
      <style:text-properties officeooo:rsid="001a9a27"/>
    </style:style>
    <style:style style:name="T2" style:family="text">
      <style:text-properties officeooo:rsid="001d4d66"/>
    </style:style>
    <style:style style:name="T3" style:family="text">
      <style:text-properties officeooo:rsid="00208f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twikkel/Development handleiding</text:p>
      <text:p text:style-name="P1"/>
      <text:p text:style-name="P2">Repo:</text:p>
      <text:p text:style-name="P2"><text:a xlink:type="simple" xlink:href="https://github.com/rduivenvoorde/sectorplot">https://github.com/rduivenvoorde/sectorplot</text:a></text:p>
      <text:p text:style-name="P14"><text:a xlink:type="simple" xlink:href="https://git.svc.cal-net.nl/responsorganisatie/sectorplotplugin">https://git.svc.cal-net.nl/responsorganisatie/sectorplotplugin</text:a></text:p>
      <text:p text:style-name="P13"/>
      <text:p text:style-name="P10">Alle dialogen en strings in het engels! En daarna naar nederlands vertalen (zie onder).</text:p>
      <text:p text:style-name="P10">Let op alle strings in de plugin dus als self.tr() code om ze vertaalbaar te maken:</text:p>
      <text:p text:style-name="P11"><text:span text:style-name="T3"><text:tab/></text:span>text=self.tr(u'Sector plot')</text:p>
      <text:p text:style-name="P2"/>
      <text:p text:style-name="P8">Nieuwe nederlandse vertaling maken of aanpassen:</text:p>
      <text:p text:style-name="P8"/>
      <text:p text:style-name="P8">make transup</text:p>
      <text:p text:style-name="P8"># laadt de nl.ts file in 'Linguist' en vertaal alle niet vertaalde strings</text:p>
      <text:p text:style-name="P8">make transclean</text:p>
      <text:p text:style-name="P8"># on compile de nl.ts (xml) file weer tot nieuwe (binairei) nl.qm zodat de plugin die kan lezen</text:p>
      <text:p text:style-name="P8">make transcompile</text:p>
      <text:p text:style-name="P2"/>
      <text:p text:style-name="P2">Een paar make commando's die nodig zijn om een nieuwe plugin te maken</text:p>
      <text:p text:style-name="P2">Vanuit de directory SectorPlot in de repo:</text:p>
      <text:p text:style-name="P2"/>
      <text:p text:style-name="P2"># een zip aanmaken</text:p>
      <text:p text:style-name="P2">make zip</text:p>
      <text:p text:style-name="P2"/>
      <text:p text:style-name="P2">De zip wordt aangemaakt door eerst alle files naar .qgis2/python/plugins/SectorPlot te kopieren, dan wordt er in het mapje 'repo' een zip aangemaakt.</text:p>
      <text:p text:style-name="P2"/>
      <text:p text:style-name="P4">Om live te ontwikkelen is het het handigst om een symbolic link te maken in de <text:span text:style-name="T1">.qgis2/python/plugins/ </text:span>naar de SectorPlot directory in de lokale repo.</text:p>
      <text:p text:style-name="P4"/>
      <text:p text:style-name="P4">Nieuwe versie uitrollen:</text:p>
      <text:p text:style-name="P4"/>
      <text:p text:style-name="P4">Het RIVM heeft een eigen 'Plugin repository', niets anders dan een web directory, met daari:</text:p>
      <text:p text:style-name="P4">- de laatste versie van de plugin als SectorPlot.zip</text:p>
      <text:p text:style-name="P4">- een plugins.xml welke een verwijzing bevat naar bovenstaande zip</text:p>
      <text:p text:style-name="P4">- een plugins.xsl die zorgt dat een browser bovenstaande xml afbeeldt als lijstje</text:p>
      <text:p text:style-name="P4"/>
      <text:p text:style-name="P5">Een nieuwe versie betekent dan:</text:p>
      <text:p text:style-name="P5">- in SectorPlot/metadata.txt in kopje General het 'version' nummer ophogen</text:p>
      <text:p text:style-name="P5">- in plugins.xml op de website (en repo) het element:</text:p>
      <text:p text:style-name="P5">&lt;pyqgis_plugin name="SectorPlot" version="0.4"&gt;</text:p>
      <text:p text:style-name="P5">aanpassen en de juiste versie zetten</text:p>
      <text:p text:style-name="P5">- een nieuw zip maken</text:p>
      <text:p text:style-name="P5">- zowel de plugins.xml als de SectorPlot.zip naar de webdirectory scp'en</text:p>
      <text:p text:style-name="P5"/>
      <text:p text:style-name="P9">Belangrijkste bestanden in sectorplot/SectorPlot:</text:p>
      <text:p text:style-name="P4"/>
      <text:p text:style-name="P6"><text:s/>__init__.py<text:tab/><text:span text:style-name="T2">standaard plugin __init__.py</text:span></text:p>
      <text:p text:style-name="P6">connect.py <text:s text:c="8"/><text:tab/><text:span text:style-name="T2">database connectie classes</text:span></text:p>
      <text:p text:style-name="P6"><text:soft-page-break/>countermeasures.py<text:tab/><text:span text:style-name="T2">bevat standaard countermeasures en kleuren</text:span></text:p>
      <text:p text:style-name="P6">credentials.py<text:tab/><text:span text:style-name="T2">bevat de postgres, geoserver en jrodos credentials</text:span></text:p>
      <text:p text:style-name="P6">data<text:tab/><text:span text:style-name="T2">bevat de npp.txt die wordt geparsed als npp's</text:span></text:p>
      <text:p text:style-name="P6">i18n<text:tab/><text:span text:style-name="T2">bevat de nederlandse vertaling in nl.ts </text:span></text:p>
      <text:p text:style-name="P6">Makefile<text:tab/><text:span text:style-name="T2">de Makefile</text:span></text:p>
      <text:p text:style-name="P6">metadata.txt<text:tab/><text:span text:style-name="T2">standaard plugin metadata <text:s/>(versienummer!)</text:span></text:p>
      <text:p text:style-name="P6">npp.py<text:tab/><text:span text:style-name="T2">code om NPP objecten te maken (obv file of db)</text:span></text:p>
      <text:p text:style-name="P6">sector.py<text:tab/><text:span text:style-name="T2">sector en sectorset code</text:span></text:p>
      <text:p text:style-name="P6">sectorplot_location_dialog_base.ui<text:tab/><text:span text:style-name="T2">dialog (openen met QtDesigner)</text:span></text:p>
      <text:p text:style-name="P6">sectorplot_location_dialog.py<text:tab/><text:span text:style-name="T2">bijbehorende Python code, dialoog wordt runtime gebouwd</text:span></text:p>
      <text:p text:style-name="P6">sectorplot_sector_dialog_base.ui</text:p>
      <text:p text:style-name="P6">sectorplot_sector_dialog.py </text:p>
      <text:p text:style-name="P6">sectorplot_sectorplotset_dialog_base.ui</text:p>
      <text:p text:style-name="P6">sectorplot_sectorplotset_dialog.py</text:p>
      <text:p text:style-name="P6">sectorplot_sectorplotsets_dialog_base.ui</text:p>
      <text:p text:style-name="P6">sectorplot_sectorplotsets_dialog.py</text:p>
      <text:p text:style-name="P6">sectorplot.py<text:tab/><text:span text:style-name="T2">eigenlijke Plugin code</text:span></text:p>
      <text:p text:style-name="P6">sectorplot.qml<text:tab/><text:span text:style-name="T2">QML stylebestand voor styling in QGIS zelf</text:span></text:p>
      <text:p text:style-name="P6">sectorplot.sld<text:tab/><text:span text:style-name="T2">SLD stylebestand voor styling in Geoserver</text:span>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6-02-02T15:44:48.129072305</meta:creation-date>
    <meta:generator>LibreOffice/4.2.8.2$Linux_X86_64 LibreOffice_project/420m0$Build-2</meta:generator>
    <dc:date>2016-02-16T15:45:57.924582147</dc:date>
    <meta:editing-duration>PT36M31S</meta:editing-duration>
    <meta:editing-cycles>11</meta:editing-cycles>
    <meta:document-statistic meta:table-count="0" meta:image-count="0" meta:object-count="0" meta:page-count="2" meta:paragraph-count="53" meta:word-count="357" meta:character-count="2714" meta:non-whitespace-character-count="2396"/>
  </office:meta>
</office:document-meta>
</file>